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0550"/>
    </style:style>
    <style:style style:name="P2" style:family="paragraph" style:parent-style-name="Standard">
      <style:text-properties fo:color="#c9211e" fo:font-weight="bold" style:font-weight-asian="bold" style:font-weight-complex="bold"/>
    </style:style>
    <style:style style:name="P3" style:family="paragraph" style:parent-style-name="Standard">
      <style:text-properties fo:color="#c9211e" fo:font-weight="bold" officeooo:paragraph-rsid="00150550" style:font-weight-asian="bold" style:font-weight-complex="bold"/>
    </style:style>
    <style:style style:name="P4" style:family="paragraph" style:parent-style-name="Standard">
      <style:text-properties officeooo:paragraph-rsid="0015619e"/>
    </style:style>
    <style:style style:name="T1" style:family="text">
      <style:text-properties officeooo:rsid="00156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Create a folder called myteam in your home directory and change its</text:p>
      <text:p text:style-name="P3">permissions to read only for the owner.</text:p>
      <text:p text:style-name="P3"/>
      <text:p text:style-name="P1"/>
      <text:p text:style-name="Standard">ebraubuntu@ebraubuntu-300E4A-300E5A-300E7A-3430EA-3530EA:/home$ mkdir myteam</text:p>
      <text:p text:style-name="Standard">mkdir: cannot create directory ‘myteam’: Permission denied</text:p>
      <text:p text:style-name="Standard">ebraubuntu@ebraubuntu-300E4A-300E5A-300E7A-3430EA-3530EA:/home$ sudo mkdir myteam</text:p>
      <text:p text:style-name="Standard">ebraubuntu@ebraubuntu-300E4A-300E5A-300E7A-3430EA-3530EA:/home$ ls</text:p>
      <text:p text:style-name="Standard">baduser <text:s/>dir1 <text:s/>docs <text:s/>ebraubuntu <text:s/>islam <text:s/>myteam <text:s/>oldpasswd</text:p>
      <text:p text:style-name="Standard">ebraubuntu@ebraubuntu-300E4A-300E5A-300E7A-3430EA-3530EA:/home$ cd /myteam</text:p>
      <text:p text:style-name="Standard">-bash: cd: /myteam: No such file or directory</text:p>
      <text:p text:style-name="Standard">ebraubuntu@ebraubuntu-300E4A-300E5A-300E7A-3430EA-3530EA:/home$ ls -l oldpasswd</text:p>
      <text:p text:style-name="Standard">-rw-r--r-- 1 root root 2872 مار 18 09:21 oldpasswd</text:p>
      <text:p text:style-name="Standard">ebraubuntu@ebraubuntu-300E4A-300E5A-300E7A-3430EA-3530EA:/home$ chmod u=rw , g=re , o=e oldpasswd</text:p>
      <text:p text:style-name="Standard"/>
      <text:p text:style-name="P2">Log out and log in by another user</text:p>
      <text:p text:style-name="P1">braubuntu@ebraubuntu-300E4A-300E5A-300E7A-3430EA-3530EA:~$ passwd hema</text:p>
      <text:p text:style-name="P1">passwd: You may not view or modify password information for hema.</text:p>
      <text:p text:style-name="P1">ebraubuntu@ebraubuntu-300E4A-300E5A-300E7A-3430EA-3530EA:~$ sudo passwd hema</text:p>
      <text:p text:style-name="P1">New password: </text:p>
      <text:p text:style-name="P1">Retype new password: </text:p>
      <text:p text:style-name="P1">passwd: password updated successfully</text:p>
      <text:p text:style-name="P1">ebraubuntu@ebraubuntu-300E4A-300E5A-300E7A-3430EA-3530EA:~$ su hema</text:p>
      <text:p text:style-name="P1">Password: </text:p>
      <text:p text:style-name="P1">$ cd..</text:p>
      <text:p text:style-name="P1">sh: 1: cd..: not found</text:p>
      <text:p text:style-name="P1">$ su ebraubunto</text:p>
      <text:p text:style-name="P1">su: user ebraubunto does not exist</text:p>
      <text:p text:style-name="P1">$ q</text:p>
      <text:p text:style-name="P1">sh: 3: q: not found</text:p>
      <text:p text:style-name="P1">$ w</text:p>
      <text:p text:style-name="P1"><text:s/>18:50:58 up <text:s/>1:05, <text:s/>1 user, <text:s/>load average: 0.02, 0.03, 0.07</text:p>
      <text:p text:style-name="P1">USER <text:s text:c="4"/>TTY <text:s text:c="5"/>FROM <text:s text:c="12"/>LOGIN@ <text:s text:c="2"/>IDLE <text:s text:c="2"/>JCPU <text:s text:c="2"/>PCPU WHAT</text:p>
      <text:p text:style-name="P1">ebraubun :0 <text:s text:c="6"/>:0 <text:s text:c="14"/>17:47 <text:s text:c="2"/>?xdm? <text:s text:c="2"/>3:35 <text:s text:c="2"/>0.01s /usr/lib/gdm3/gdm-x-session --run-script env GNOME_SHEL</text:p>
      <text:p text:style-name="P1">$ whoami</text:p>
      <text:p text:style-name="P1">hema</text:p>
      <text:p text:style-name="P1">$ su ebraubunto</text:p>
      <text:p text:style-name="P1">su: user ebraubunto does not exist</text:p>
      <text:p text:style-name="P1">$ ^C <text:s text:c="43"/></text:p>
      <text:p text:style-name="P1">$ </text:p>
      <text:p text:style-name="P1">$ su - ebraubuntu</text:p>
      <text:p text:style-name="P1">Password: </text:p>
      <text:p text:style-name="P1">ebraubuntu@ebraubuntu-300E4A-300E5A-300E7A-3430EA-3530EA:~$ cd ..</text:p>
      <text:p text:style-name="P1">ebraubuntu@ebraubuntu-300E4A-300E5A-300E7A-3430EA-3530EA:/home$ ls</text:p>
      <text:p text:style-name="P1">baduser <text:s/>dir1 <text:s/>docs <text:s/>ebraubuntu <text:s/>islam <text:s/>oldpasswd</text:p>
      <text:p text:style-name="P1"/>
      <text:p text:style-name="P1"/>
      <text:p text:style-name="P1"/>
      <text:p text:style-name="P1"/>
      <text:p text:style-name="P1"><text:soft-page-break/></text:p>
      <text:p text:style-name="P3">Try to access (by cd command) the folder (myteam)</text:p>
      <text:p text:style-name="P1"/>
      <text:p text:style-name="P4">ebraubuntu@ebraubuntu-300E4A-300E5A-300E7A-3430EA-3530EA:/home$ cd /myteam</text:p>
      <text:p text:style-name="P4">-bash: cd: /myteam: No such file or directory</text:p>
      <text:p text:style-name="Standard"/>
      <text:p text:style-name="Standard">chmod: changing permissions of 'oldpasswd': Operation not permitted</text:p>
      <text:p text:style-name="Standard">ebraubuntu@ebraubuntu-300E4A-300E5A-300E7A-3430EA-3530EA:/home$ sudo chmod u=rw , g=re , o=e oldpasswd</text:p>
      <text:p text:style-name="Standard">chmod: cannot access ',': No such file or directory</text:p>
      <text:p text:style-name="Standard">chmod: cannot access 'g=re': No such file or directory</text:p>
      <text:p text:style-name="Standard">chmod: cannot access ',': No such file or directory</text:p>
      <text:p text:style-name="Standard">chmod: cannot access 'o=e': No such file or directory</text:p>
      <text:p text:style-name="Standard">ebraubuntu@ebraubuntu-300E4A-300E5A-300E7A-3430EA-3530EA:/home$ sudo chmod u=rw <text:s/>oldpasswd</text:p>
      <text:p text:style-name="Standard">ebraubuntu@ebraubuntu-300E4A-300E5A-300E7A-3430EA-3530EA:/home$ sudo chmod g=re <text:s/>oldpasswd</text:p>
      <text:p text:style-name="Standard">chmod: invalid mode: ‘g=re’</text:p>
      <text:p text:style-name="Standard">Try 'chmod --help' for more information.</text:p>
      <text:p text:style-name="Standard">ebraubuntu@ebraubuntu-300E4A-300E5A-300E7A-3430EA-3530EA:/home$ sudo chmod u=rw , g=rx , o=e oldpasswd</text:p>
      <text:p text:style-name="Standard">chmod: cannot access ',': No such file or directory</text:p>
      <text:p text:style-name="Standard">chmod: cannot access 'g=rx': No such file or directory</text:p>
      <text:p text:style-name="Standard">chmod: cannot access ',': No such file or directory</text:p>
      <text:p text:style-name="Standard">chmod: cannot access 'o=e': No such file or directory</text:p>
      <text:p text:style-name="Standard">ebraubuntu@ebraubuntu-300E4A-300E5A-300E7A-3430EA-3530EA:/home$ sudo chmod u=rw,g=rx,o=e oldpasswd</text:p>
      <text:p text:style-name="Standard">chmod: invalid mode: ‘u=rw,g=rx,o=e’</text:p>
      <text:p text:style-name="Standard">Try 'chmod --help' for more information.</text:p>
      <text:p text:style-name="Standard"/>
      <text:p text:style-name="P2">Create a file with permission 444. Try to edit in it and to remove it? Note what</text:p>
      <text:p text:style-name="P2">happened.</text:p>
      <text:p text:style-name="Standard"/>
      <text:p text:style-name="Standard">ebraubuntu@ebraubuntu-300E4A-300E5A-300E7A-3430EA-3530EA:/home$ sudo chmod u=rw,g=rx,o=x oldpasswd</text:p>
      <text:p text:style-name="Standard">ebraubuntu@ebraubuntu-300E4A-300E5A-300E7A-3430EA-3530EA:/home$ sudo chmod 651 oldpasswd</text:p>
      <text:p text:style-name="Standard">ebraubuntu@ebraubuntu-300E4A-300E5A-300E7A-3430EA-3530EA:/home$ ls -l oldpasswd</text:p>
      <text:p text:style-name="Standard">-rw-r-x--x 1 root root 2872 مار 18 09:21 oldpasswd</text:p>
      <text:p text:style-name="Standard">ebraubuntu@ebraubuntu-300E4A-300E5A-300E7A-3430EA-3530EA:/home$ umask 146</text:p>
      <text:p text:style-name="Standard">ebraubuntu@ebraubuntu-300E4A-300E5A-300E7A-3430EA-3530EA:/home$ umask 777</text:p>
      <text:p text:style-name="Standard">ebraubuntu@ebraubuntu-300E4A-300E5A-300E7A-3430EA-3530EA:/home$ sudo mkdir very</text:p>
      <text:p text:style-name="Standard">ebraubuntu@ebraubuntu-300E4A-300E5A-300E7A-3430EA-3530EA:/home$ sudo touch ver1</text:p>
      <text:p text:style-name="Standard">ebraubuntu@ebraubuntu-300E4A-300E5A-300E7A-3430EA-3530EA:/home$ ls</text:p>
      <text:p text:style-name="Standard">baduser <text:s/>dir1 <text:s/>docs <text:s/>ebraubuntu <text:s/>islam <text:s/>myteam <text:s/>oldpasswd <text:s/>ver1 <text:s/>very</text:p>
      <text:p text:style-name="Standard">ebraubuntu@ebraubuntu-300E4A-300E5A-300E7A-3430EA-3530EA:/home$ ls -l very</text:p>
      <text:p text:style-name="Standard">total 0</text:p>
      <text:p text:style-name="Standard">ebraubuntu@ebraubuntu-300E4A-300E5A-300E7A-3430EA-3530EA:/home$ ls -l ver1</text:p>
      <text:p text:style-name="Standard">-rw-r--r-- 1 root root 0 مار 18 19:08 ver1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2">Change your default permissions to be no permission to everyone then create a</text:p>
      <text:p text:style-name="P2">directory and a file to verify.</text:p>
      <text:p text:style-name="Standard"/>
      <text:p text:style-name="Standard">ebraubuntu@ebraubuntu-300E4A-300E5A-300E7A-3430EA-3530EA:/home$ umask 777</text:p>
      <text:p text:style-name="Standard">ebraubuntu@ebraubuntu-300E4A-300E5A-300E7A-3430EA-3530EA:/home$ sudo touch ver2</text:p>
      <text:p text:style-name="Standard">ebraubuntu@ebraubuntu-300E4A-300E5A-300E7A-3430EA-3530EA:/home$ ls -l ver2</text:p>
      <text:p text:style-name="Standard">-rw-r--r-- 1 root root 0 مار 18 19:11 ver2</text:p>
      <text:p text:style-name="Standard">ebraubuntu@ebraubuntu-300E4A-300E5A-300E7A-3430EA-3530EA:/home$ umask333</text:p>
      <text:p text:style-name="Standard">umask333: command not found</text:p>
      <text:p text:style-name="Standard">ebraubuntu@ebraubuntu-300E4A-300E5A-300E7A-3430EA-3530EA:/home$ sudo touch ver3</text:p>
      <text:p text:style-name="Standard">ebraubuntu@ebraubuntu-300E4A-300E5A-300E7A-3430EA-3530EA:/home$ </text:p>
      <text:p text:style-name="Standard"/>
      <text:p text:style-name="Standard"/>
      <text:p text:style-name="P2">What is the maximum permission a file can have, by default when it is just</text:p>
      <text:p text:style-name="P2">created? And what is that for directory.</text:p>
      <text:p text:style-name="P4">the maximum permission a file can have, by default is <text:span text:style-name="T1">000 <text:s/>rwxrwxrwx</text:span></text:p>
      <text:p text:style-name="Standard">and this for directory is write and read <text:span text:style-name="T1">only</text:span></text:p>
      <text:p text:style-name="Standard"/>
      <text:p text:style-name="P2"><text:span text:style-name="T1">w</text:span>hat are the minimum permission needed for:</text:p>
      <text:p text:style-name="P2">Copy a directory (permission for source directory and permissions for target</text:p>
      <text:p text:style-name="P2">parent directory) AND Delete a file AND Change to a directory</text:p>
      <text:p text:style-name="P2"/>
      <text:p text:style-name="Standard">To Copy directory you need permissions of write and execute</text:p>
      <text:p text:style-name="Standard">To List a directory content</text:p>
      <text:p text:style-name="Standard">You need permissions of Execute</text:p>
      <text:p text:style-name="Standard">View a file content (more/cat command)</text:p>
      <text:p text:style-name="Standard">You need permissions of Read</text:p>
      <text:p text:style-name="Standard">Modify a file content</text:p>
      <text:p text:style-name="Standard">You need permissions of write</text:p>
      <text:p text:style-name="Standard"/>
      <text:p text:style-name="P2">What is the difference between the “x” permission for a file and for a</text:p>
      <text:p text:style-name="P2">directory</text:p>
      <text:p text:style-name="Standard">--the executable permission for directories means that you can enter the</text:p>
      <text:p text:style-name="Standard">directory, making it your present working directory using cd , and see</text:p>
      <text:p text:style-name="Standard">which files it contains.</text:p>
      <text:p text:style-name="Standard">--The executable for files is for programs only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8T19:13:06.771056402</meta:creation-date>
    <dc:date>2023-03-18T21:47:48.512931695</dc:date>
    <meta:editing-duration>PT4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109" meta:word-count="657" meta:character-count="5717" meta:non-whitespace-character-count="5049"/>
  </office:meta>
</office:document-meta>
</file>